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2083" officeooo:paragraph-rsid="000a2083"/>
    </style:style>
    <style:style style:name="P2" style:family="paragraph" style:parent-style-name="Standard">
      <style:text-properties officeooo:rsid="000a5c00" officeooo:paragraph-rsid="000a5c00"/>
    </style:style>
    <style:style style:name="P3" style:family="paragraph" style:parent-style-name="Standard">
      <style:text-properties fo:font-style="italic" officeooo:rsid="000a5c00" officeooo:paragraph-rsid="000a5c00" style:font-style-asian="italic" style:font-style-complex="italic"/>
    </style:style>
    <style:style style:name="P4" style:family="paragraph" style:parent-style-name="Standard">
      <style:text-properties fo:font-style="normal" officeooo:rsid="000a5c00" officeooo:paragraph-rsid="000a5c00" style:font-style-asian="normal" style:font-style-complex="normal"/>
    </style:style>
    <style:style style:name="P5" style:family="paragraph" style:parent-style-name="Standard" style:list-style-name="L1">
      <style:text-properties fo:font-style="normal" officeooo:rsid="000a5c00" officeooo:paragraph-rsid="000a5c00" style:font-style-asian="normal" style:font-style-complex="normal"/>
    </style:style>
    <style:style style:name="T1" style:family="text">
      <style:text-properties officeooo:rsid="000a5c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PLEMENTATION OF OPERATOR-PRECEDENCE PARSER:</text:p>
      <text:p text:style-name="P1"/>
      <text:p text:style-name="P1">The operator precedence parser is a shift-reduce parser that makes a logical decision based on the precedence of operators.</text:p>
      <text:p text:style-name="P1"/>
      <text:p text:style-name="P1">STEP 1: User should write all productions of the concerned grammar in the input.txt file. The LHS and the RHS of the productions should be separated by a ‘-&gt;’. The separation among productions of any RHS is done by a ‘#’</text:p>
      <text:p text:style-name="P1">For example:</text:p>
      <text:p text:style-name="P1"><text:tab/>E-&gt;E*E#E/E</text:p>
      <text:p text:style-name="P2">Correspondingly, using the LHS, a list of non-terminals is maintained.</text:p>
      <text:p text:style-name="P1"/>
      <text:p text:style-name="P1">STEP 2: User is asked to enter the desired input for parsing.</text:p>
      <text:p text:style-name="P1"/>
      <text:p text:style-name="P1">STEP 3: The Productions are read from the input.txt file and each RHS production is mapped with it’s corresponding LHS. Hence, two lists are formed – lhs[] and rhs[]. These lists shall later be used to find the appropriate reduction for an subexpression.</text:p>
      <text:p text:style-name="P1"/>
      <text:p text:style-name="P1">STEP 4: Grammar given by the user is checked to determine if it is an operator grammar or not. <text:span text:style-name="T1">These</text:span> conditions should be fulfilled:</text:p>
      <text:p text:style-name="P1">(i) No Null productions allowed</text:p>
      <text:p text:style-name="P1">(ii) No consecutive non-terminals can occur</text:p>
      <text:p text:style-name="P2">If it is determined that the grammar is not an operator grammar, the program shall terminate here itself.</text:p>
      <text:p text:style-name="P2"/>
      <text:p text:style-name="P2">STEP 5: A dictionary with all operators and their corresponding precedences (in numerical value) is created. This dictionary shall be used to determine whether shift or reduce action is to be taken during parsing.</text:p>
      <text:p text:style-name="P2"/>
      <text:p text:style-name="P2">STEP 6: <text:s/>The stack and input are created using lists as stacks in python. Initially the stack will always contain a ‘$’ symbol. </text:p>
      <text:p text:style-name="P2">The tokens of the input are separated and kept as elements in the input list, along with a ‘$’ symbol to mark the end of the input.</text:p>
      <text:p text:style-name="P2">Action to be taken is determined by the following algorithm: </text:p>
      <text:p text:style-name="P2"/>
      <text:p text:style-name="P3">(WRITE THE ALGO FROM THE IMAGE THAT I HAVE SENT)</text:p>
      <text:p text:style-name="P3"/>
      <text:p text:style-name="P4">KEY POINTS:</text:p>
      <text:p text:style-name="P4"/>
      <text:list xml:id="list3674072709905285899" text:style-name="L1">
        <text:list-item>
          <text:p text:style-name="P5">Non terminals should be ignored while parsing, comparison only to be made among the terminals and operators according to their precedence.</text:p>
        </text:list-item>
        <text:list-item>
          <text:p text:style-name="P5">Associativity rules for each operator should be kept in mind while shifting or reducing.</text:p>
          <text:p text:style-name="P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0T01:58:54.331322314</meta:creation-date>
    <dc:date>2017-11-10T04:11:55.416144605</dc:date>
    <meta:editing-duration>P0D</meta:editing-duration>
    <meta:editing-cycles>1</meta:editing-cycles>
    <meta:document-statistic meta:table-count="0" meta:image-count="0" meta:object-count="0" meta:page-count="1" meta:paragraph-count="21" meta:word-count="328" meta:character-count="1928" meta:non-whitespace-character-count="1618"/>
    <meta:generator>LibreOffice/5.1.6.2$Linux_X86_64 LibreOffice_project/10m0$Build-2</meta:generator>
  </office:meta>
</office:document-meta>
</file>